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a267" officeooo:paragraph-rsid="00158361"/>
    </style:style>
    <style:style style:name="P2" style:family="paragraph" style:parent-style-name="Standard">
      <style:text-properties officeooo:rsid="0011a267" officeooo:paragraph-rsid="0015c3f1"/>
    </style:style>
    <style:style style:name="P3" style:family="paragraph" style:parent-style-name="Standard">
      <style:text-properties officeooo:rsid="00148e3c" officeooo:paragraph-rsid="00148e3c"/>
    </style:style>
    <style:style style:name="P4" style:family="paragraph" style:parent-style-name="Standard">
      <style:text-properties officeooo:rsid="00148e3c" officeooo:paragraph-rsid="00158361"/>
    </style:style>
    <style:style style:name="P5" style:family="paragraph" style:parent-style-name="Standard">
      <style:text-properties style:text-underline-style="solid" style:text-underline-width="auto" style:text-underline-color="font-color" officeooo:rsid="00103d00" officeooo:paragraph-rsid="00103d00"/>
    </style:style>
    <style:style style:name="P6" style:family="paragraph" style:parent-style-name="Standard">
      <style:text-properties style:text-underline-style="solid" style:text-underline-width="auto" style:text-underline-color="font-color" officeooo:rsid="00148e3c" officeooo:paragraph-rsid="00148e3c"/>
    </style:style>
    <style:style style:name="P7" style:family="paragraph" style:parent-style-name="Standard">
      <style:text-properties style:text-underline-style="solid" style:text-underline-width="auto" style:text-underline-color="font-color" officeooo:rsid="00158361" officeooo:paragraph-rsid="00158361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8361" officeooo:paragraph-rsid="00158361"/>
    </style:style>
    <style:style style:name="P9" style:family="paragraph" style:parent-style-name="Standard">
      <style:text-properties style:text-underline-style="solid" style:text-underline-width="auto" style:text-underline-color="font-color" officeooo:rsid="0015c3f1" officeooo:paragraph-rsid="0015c3f1"/>
    </style:style>
    <style:style style:name="P10" style:family="paragraph" style:parent-style-name="Standard">
      <style:text-properties style:text-underline-style="solid" style:text-underline-width="auto" style:text-underline-color="font-color" officeooo:rsid="0015c3f1" officeooo:paragraph-rsid="001717de"/>
    </style:style>
    <style:style style:name="P11" style:family="paragraph" style:parent-style-name="Standard">
      <style:text-properties style:text-underline-style="solid" style:text-underline-width="auto" style:text-underline-color="font-color" officeooo:rsid="0015c3f1" officeooo:paragraph-rsid="0017ee25"/>
    </style:style>
    <style:style style:name="P12" style:family="paragraph" style:parent-style-name="Standard">
      <style:text-properties style:text-underline-style="solid" style:text-underline-width="auto" style:text-underline-color="font-color" officeooo:rsid="0015c3f1" officeooo:paragraph-rsid="00183cbb"/>
    </style:style>
    <style:style style:name="P13" style:family="paragraph" style:parent-style-name="Standard">
      <style:text-properties style:text-underline-style="solid" style:text-underline-width="auto" style:text-underline-color="font-color" officeooo:rsid="001717de" officeooo:paragraph-rsid="001717de"/>
    </style:style>
    <style:style style:name="P14" style:family="paragraph" style:parent-style-name="Standard">
      <style:text-properties style:text-underline-style="solid" style:text-underline-width="auto" style:text-underline-color="font-color" officeooo:rsid="0017ee25" officeooo:paragraph-rsid="00183cbb"/>
    </style:style>
    <style:style style:name="P15" style:family="paragraph" style:parent-style-name="Standard">
      <style:text-properties style:text-underline-style="solid" style:text-underline-width="auto" style:text-underline-color="font-color" officeooo:rsid="00183cbb" officeooo:paragraph-rsid="00183cbb"/>
    </style:style>
    <style:style style:name="P16" style:family="paragraph" style:parent-style-name="Standard">
      <style:text-properties officeooo:paragraph-rsid="00148e3c"/>
    </style:style>
    <style:style style:name="P17" style:family="paragraph" style:parent-style-name="Standard">
      <style:text-properties style:text-underline-style="none" officeooo:rsid="00158361" officeooo:paragraph-rsid="00158361"/>
    </style:style>
    <style:style style:name="P18" style:family="paragraph" style:parent-style-name="Standard">
      <style:text-properties officeooo:paragraph-rsid="00158361"/>
    </style:style>
    <style:style style:name="P19" style:family="paragraph" style:parent-style-name="Standard">
      <style:text-properties fo:font-size="10pt" style:text-underline-style="solid" style:text-underline-width="auto" style:text-underline-color="font-color" officeooo:rsid="001717de" officeooo:paragraph-rsid="001717de" style:font-size-asian="10pt" style:font-size-complex="10pt"/>
    </style:style>
    <style:style style:name="P20" style:family="paragraph" style:parent-style-name="Standard">
      <style:text-properties officeooo:rsid="00183cbb" officeooo:paragraph-rsid="00183cbb"/>
    </style:style>
    <style:style style:name="P21" style:family="paragraph" style:parent-style-name="Standard">
      <style:text-properties officeooo:rsid="00188318" officeooo:paragraph-rsid="00188318"/>
    </style:style>
    <style:style style:name="P22" style:family="paragraph" style:parent-style-name="Text_20_body">
      <style:paragraph-properties fo:margin-top="0in" fo:margin-bottom="0.1965in" loext:contextual-spacing="false"/>
      <style:text-properties officeooo:rsid="00188318" officeooo:paragraph-rsid="00188318"/>
    </style:style>
    <style:style style:name="P23" style:family="paragraph" style:parent-style-name="Text_20_body">
      <style:paragraph-properties fo:margin-top="0in" fo:margin-bottom="0.1965in" loext:contextual-spacing="false"/>
      <style:text-properties officeooo:rsid="001a09a4" officeooo:paragraph-rsid="001a09a4"/>
    </style:style>
    <style:style style:name="P24" style:family="paragraph" style:parent-style-name="Text_20_body">
      <style:paragraph-properties fo:margin-top="0in" fo:margin-bottom="0.1965in" loext:contextual-spacing="false"/>
      <style:text-properties style:text-underline-style="solid" style:text-underline-width="auto" style:text-underline-color="font-color" officeooo:rsid="001a09a4" officeooo:paragraph-rsid="001a09a4"/>
    </style:style>
    <style:style style:name="P25" style:family="paragraph" style:parent-style-name="Text_20_body">
      <style:paragraph-properties fo:margin-top="0in" fo:margin-bottom="0.0382in" loext:contextual-spacing="false"/>
      <style:text-properties officeooo:rsid="001a09a4" officeooo:paragraph-rsid="001a09a4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188318" officeooo:paragraph-rsid="00188318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188318" officeooo:paragraph-rsid="0019f8e9"/>
    </style:style>
    <style:style style:name="T1" style:family="text">
      <style:text-properties officeooo:rsid="00148e3c"/>
    </style:style>
    <style:style style:name="T2" style:family="text">
      <style:text-properties officeooo:rsid="0015836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717de"/>
    </style:style>
    <style:style style:name="T5" style:family="text">
      <style:text-properties style:text-underline-style="none" officeooo:rsid="0017e143"/>
    </style:style>
    <style:style style:name="T6" style:family="text">
      <style:text-properties style:text-underline-style="none" officeooo:rsid="0017ee25"/>
    </style:style>
    <style:style style:name="T7" style:family="text">
      <style:text-properties style:text-underline-style="none" officeooo:rsid="00183cbb"/>
    </style:style>
    <style:style style:name="T8" style:family="text">
      <style:text-properties officeooo:rsid="0015c3f1"/>
    </style:style>
    <style:style style:name="T9" style:family="text">
      <style:text-properties officeooo:rsid="001717d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officeooo:rsid="00158361" style:font-size-asian="10pt" style:font-style-asian="italic" style:font-size-complex="10pt" style:font-style-complex="italic"/>
    </style:style>
    <style:style style:name="T12" style:family="text">
      <style:text-properties officeooo:rsid="0017ee25"/>
    </style:style>
    <style:style style:name="T13" style:family="text">
      <style:text-properties fo:font-weight="bold" officeooo:rsid="001a09a4" style:font-weight-asian="bold" style:font-weight-complex="bold"/>
    </style:style>
    <style:style style:name="T14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15" style:family="text">
      <style:text-properties fo:font-size="12pt" fo:text-shadow="none" fo:font-weight="normal" style:font-size-asian="10.5pt" style:font-weight-asian="normal" style:font-size-complex="12pt" style:font-weight-complex="normal"/>
    </style:style>
    <style:style style:name="T16" style:family="text">
      <style:text-properties officeooo:rsid="001a09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:<text:span text:style-name="T9">45</text:span></text:p>
      <text:p text:style-name="P5">Logic:</text:p>
      <text:p text:style-name="P17">Aim: To evaluate whether chess moves are valid or not!</text:p>
      <text:p text:style-name="P7"/>
      <text:p text:style-name="P8"><text:span text:style-name="T9">T</text:span>hese are the classes of the game: </text:p>
      <text:p text:style-name="P6"/>
      <text:p text:style-name="P13">THIS IS IMPORTANT – AS YOU NEED TO TRACK THINGS!</text:p>
      <text:p text:style-name="P9">0. <text:span text:style-name="T9">Track</text:span> position <text:span text:style-name="T12">class (Main body)</text:span> <text:span text:style-name="T3">– You need a </text:span><text:span text:style-name="T4">track</text:span><text:span text:style-name="T3"> position class as you would have to:</text:span></text:p>
      <text:p text:style-name="P11"><text:span text:style-name="T6"/></text:p>
      <text:p text:style-name="P11"><text:span text:style-name="T4"/></text:p>
      <text:p text:style-name="P10"><text:span text:style-name="T7">HASH(pieces) - </text:span><text:span text:style-name="T3">b. store</text:span><text:span text:style-name="T7">s</text:span><text:span text:style-name="T3"> where your pieces are </text:span><text:span text:style-name="T4">that have moved previously</text:span></text:p>
      <text:p text:style-name="P10"><text:span text:style-name="T4"><text:s/></text:span></text:p>
      <text:p text:style-name="P19"><text:span text:style-name="T4">H</text:span><text:span text:style-name="T3">INT - <text:s/>I think hashes are needed!!! <text:s/>when you input(current_position(.a)) you change the hashes value in the hash (stored_position(.b) </text:span><text:span text:style-name="T5">for that ?????piece </text:span><text:span text:style-name="T6">or place on the board????</text:span><text:span text:style-name="T3">) </text:span></text:p>
      <text:p text:style-name="P6"/>
      <text:p text:style-name="P15">While loop </text:p>
      <text:p text:style-name="P15">contains a track position conditional</text:p>
      <text:p text:style-name="P15">(//constantly asking “which movement” //unless// break cycle with a set conditional to exit(being an if/else)//) </text:p>
      <text:p text:style-name="P15">end</text:p>
      <text:p text:style-name="P12"><text:span text:style-name="T7">LOOP - </text:span><text:span text:style-name="T3">a. </text:span><text:span text:style-name="T7">DOES THIS - </text:span><text:span text:style-name="T4">show</text:span><text:span text:style-name="T7">s</text:span><text:span text:style-name="T4"> validity</text:span><text:span text:style-name="T3"> </text:span><text:span text:style-name="T4">of </text:span><text:span text:style-name="T3">where your </text:span><text:span text:style-name="T4">current </text:span><text:span text:style-name="T3">piece wants to go:</text:span></text:p>
      <text:p text:style-name="P14"><text:span text:style-name="T3">(read stored values and if ok puts “Valid” if not ok puts “Not valid”)</text:span></text:p>
      <text:p text:style-name="P12"><text:span text:style-name="T3"><text:s/>/// </text:span><text:span text:style-name="T4">and if valid, store </text:span><text:span text:style-name="T6">in </text:span><text:span text:style-name="T4">position</text:span><text:span text:style-name="T3"> </text:span><text:span text:style-name="T4">in (b.) <text:s text:c="3"/></text:span><text:span text:style-name="T7">which </text:span><text:span text:style-name="T6"><text:s/>save</text:span><text:span text:style-name="T7">s</text:span><text:span text:style-name="T6"> </text:span><text:span text:style-name="T7">the</text:span><text:span text:style-name="T6"> location</text:span></text:p>
      <text:p text:style-name="P6"/>
      <text:p text:style-name="P6"/>
      <text:p text:style-name="P6"/>
      <text:p text:style-name="P3"><text:span text:style-name="T2">1. Pieces (On the board)</text:span>:</text:p>
      <text:p text:style-name="P4">The <text:span text:style-name="T9">pieces</text:span> <text:span text:style-name="T2">class would be </text:span>listed with the colors <text:span text:style-name="T2">and the pieces name </text:span><text:span text:style-name="T11">(maybe in an array storing values-not sure)</text:span></text:p>
      <text:p text:style-name="P4">-- eg b <text:span text:style-name="T2">= black</text:span> and the piece R <text:span text:style-name="T2">= rook = <text:s text:c="4"/>Black Rook</text:span></text:p>
      <text:p text:style-name="P20">pieces = {“dan” =&gt; “grey”, “charlie” =&gt; “pink!”}</text:p>
      <text:p text:style-name="P20">YOU CAN PUT ARRAYS INSIDE HASHES!</text:p>
      <text:p text:style-name="P3"/>
      <text:p text:style-name="P16"><text:span text:style-name="T2">2. Evaluate moves: (Refer to notes upto - </text:span><text:bookmark text:name="Notation_for_a_series_of_moves"/>Notation for a series of moves<text:span text:style-name="T8">)</text:span></text:p>
      <text:p text:style-name="P7">To record and describe moves in chess:</text:p>
      <text:p text:style-name="P18"><text:span text:style-name="T1">To evaluate moves you have to </text:span>us<text:span text:style-name="T2">e</text:span> coordinates similar to <text:a xlink:type="simple" xlink:href="http://en.wikipedia.org/wiki/Algebraic_notation_%28chess%29" text:style-name="Internet_20_link" text:visited-style-name="Visited_20_Internet_20_Link">algebraic chess notation</text:a><text:span text:style-name="T1"> </text:span></text:p>
      <text:p text:style-name="P1"><text:a xlink:type="simple" xlink:href="http://en.wikipedia.org/wiki/Algebraic_notation_%28chess%29" text:style-name="Internet_20_link" text:visited-style-name="Visited_20_Internet_20_Link">algebraic chess notation</text:a> – <text:span text:style-name="T2">The board is listed 1-8 vertically and a-h horizontally</text:span></text:p>
      <text:p text:style-name="P2"><text:span text:style-name="T2">p = pawn defferent(obvs) because it can only have two uses – 2 moves then 1 move after <text:s/></text:span></text:p>
      <text:p text:style-name="P2"/>
      <text:p text:style-name="P2"><text:span text:style-name="T8">HINT – You need to link the evaluate moves to the Pieces and Current Position</text:span></text:p>
      <text:p text:style-name="P2"><text:span text:style-name="T8"><text:s/></text:span></text:p>
      <text:p text:style-name="P2"/>
      <text:p text:style-name="P21">ROUND 2 (EASY OPTION)</text:p>
      <text:p text:style-name="P22">Each move should be evaluated independently against the provided board layout. The purpose of your validator will be to determine whether a <text:span text:style-name="T13">simple task:</text:span><text:span text:style-name="T16"> </text:span><text:span text:style-name="T14">given move is legal based on the initial board state: it is not meant to evaluate a sequence of moves.</text:span></text:p>
      <text:p text:style-name="P23"><text:span text:style-name="T14">Complex task: complex files and tracking the movements </text:span></text:p>
      <text:p text:style-name="P24"><text:span text:style-name="T14">Uri advice: </text:span></text:p>
      <text:p text:style-name="P25"><text:soft-page-break/><text:span text:style-name="T14">you know the initial position, you have to translate the positions using .ord, you then can match the initial poistion (as a number) to the move(as a number)</text:span></text:p>
      <text:p text:style-name="P22"><text:span text:style-name="T15"/></text:p>
      <text:p text:style-name="P22"><text:span text:style-name="T15"/></text:p>
      <text:p text:style-name="P26"><text:span text:style-name="T15">To input the txt files we need to include: Board.IO read, method is needed</text:span></text:p>
      <text:p text:style-name="P27"><text:span text:style-name="T15">files: </text:span></text:p>
      <text:p text:style-name="P27"><text:span text:style-name="T15">simple_moves.txt <text:s text:c="2"/></text:span></text:p>
      <text:p text:style-name="P26"><text:span text:style-name="T15">simple_board.txt </text:span></text:p>
      <text:p text:style-name="P26"><text:span text:style-name="T15">simple_results.txt </text:span></text:p>
      <text:p text:style-name="P26"><text:span text:style-name="T15">complex_board.txt </text:span></text:p>
      <text:p text:style-name="P26"><text:span text:style-name="T15">complex_moves.txt <text:s/></text:span></text:p>
      <text:p text:style-name="P22"><text:span text:style-name="T15"/></text:p>
      <text:p text:style-name="P22"><text:span text:style-name="T15">You have the evaluating moves – position </text:span></text:p>
      <text:p text:style-name="P22"><text:span text:style-name="T15">Positions: a-h (horizontal) <text:s text:c="6"/>and you have <text:s text:c="3"/>1-8(vertically) – Remember when you go backwards a8-a7 its fine to go backwards because you are moving the blacks which move down a2-a3 for example would move the white pieces</text:span></text:p>
      <text:p text:style-name="P22"><text:span text:style-name="T15">You have the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3:20:40.296043326</meta:creation-date>
    <meta:editing-duration>PT3H4M27S</meta:editing-duration>
    <meta:editing-cycles>4</meta:editing-cycles>
    <meta:generator>LibreOffice/5.0.5.2$Linux_X86_64 LibreOffice_project/00m0$Build-2</meta:generator>
    <dc:date>2016-04-02T18:29:30.002093903</dc:date>
    <meta:document-statistic meta:table-count="0" meta:image-count="0" meta:object-count="0" meta:page-count="2" meta:paragraph-count="43" meta:word-count="430" meta:character-count="2545" meta:non-whitespace-character-count="2107"/>
  </office:meta>
</office:document-meta>
</file>